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face style:name="VNI-Times" svg:font-family="VNI-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0833in" fo:margin-left="0in" table:align="left"/>
    </style:style>
    <style:style style:name="Table1.A" style:family="table-column">
      <style:table-column-properties style:column-width="0.5521in"/>
    </style:style>
    <style:style style:name="Table1.B" style:family="table-column">
      <style:table-column-properties style:column-width="3.0625in"/>
    </style:style>
    <style:style style:name="Table1.C" style:family="table-column">
      <style:table-column-properties style:column-width="1.0625in"/>
    </style:style>
    <style:style style:name="Table1.D" style:family="table-column">
      <style:table-column-properties style:column-width="1.1563in"/>
    </style:style>
    <style:style style:name="Table1.E" style:family="table-column">
      <style:table-column-properties style:column-width="1.25in"/>
    </style:style>
    <style:style style:name="Table1.1" style:family="table-row">
      <style:table-row-properties style:min-row-height="0.5521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382in" fo:border="0.05pt solid #000000">
        <style:background-image/>
      </style:table-cell-properties>
    </style:style>
    <style:style style:name="Table1.2" style:family="table-row">
      <style:table-row-properties style:min-row-height="0.4271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3854in"/>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4" style:family="table-row">
      <style:table-row-properties style:min-row-height="0.4063in"/>
    </style:style>
    <style:style style:name="Table1.A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6" style:family="table-row">
      <style:table-row-properties style:min-row-height="0.4688in"/>
    </style:style>
    <style:style style:name="Table1.A6" style:family="table-cell">
      <style:table-cell-properties fo:padding="0.0382in" fo:border-left="0.05pt solid #000000" fo:border-right="0.05pt solid #000000" fo:border-top="none" fo:border-bottom="0.05pt solid #000000"/>
    </style:style>
    <style:style style:name="P1" style:family="paragraph" style:list-style-name="L1"/>
    <style:style style:name="P2" style:family="paragraph" style:list-style-name="L2"/>
    <style:style style:name="P3" style:family="paragraph" style:list-style-name="L3"/>
    <style:style style:name="P4" style:family="paragraph" style:list-style-name="L4"/>
    <style:style style:name="P5" style:family="paragraph" style:list-style-name="L5"/>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ỘNG HÒA XÃ HỘI CHỦ NGHĨA VIỆT NAM </text:p>
      <text:p text:style-name="Standard">Ðộc lập - Tự do - Hạnh phúc </text:p>
      <text:p text:style-name="Standard">------------------------</text:p>
      <text:p text:style-name="Standard"/>
      <text:p text:style-name="Standard">HỢP ĐỒNG KINH TẾ</text:p>
      <text:p text:style-name="Standard">Số: <text:s/>B01-5.2015/VRC-VN </text:p>
      <text:list xml:id="list6317942392" text:style-name="L1">
        <text:list-item>
          <text:p>Căn cứ Bộ Luật Dân sự ngày 14 tháng 6 năm 2005; </text:p>
        </text:list-item>
        <text:list-item>
          <text:p>Căn cứ Luật Thương mại ngày 14 tháng 6 năm 2005; </text:p>
        </text:list-item>
        <text:list-item>
          <text:p>Căn cứ chức năng nhiệm vụ, khả năng và nhu cầu của hai bên. </text:p>
          <text:p/>
        </text:list-item>
      </text:list>
      <text:p text:style-name="Standard">Tp.HCM, ngày 05 <text:s/>tháng 5 <text:s/>năm 2015 , chúng tôi gồm có: </text:p>
      <text:p text:style-name="Standard"/>
      <text:p text:style-name="Standard">BÊN A (Bên Mua ) <text:s text:c="5"/>: </text:p>
      <text:p text:style-name="Standard"><text:tab/>Ðịa chỉ pháp lý<text:tab/>: </text:p>
      <text:p text:style-name="Standard"><text:tab/>Ðiện thoại<text:tab/>: <text:s/></text:p>
      <text:p text:style-name="Standard"><text:tab/>Mã số thuế<text:tab/>: <text:s/></text:p>
      <text:p text:style-name="Standard"><text:tab/>Tài khoản số <text:tab/>: <text:s/></text:p>
      <text:p text:style-name="Standard"><text:tab/>Do Baø<text:tab/>: <text:s/><text:tab/><text:tab/><text:tab/><text:tab/><text:tab/> <text:s text:c="7"/>Chức vụ: </text:p>
      <text:p text:style-name="Standard"/>
      <text:p text:style-name="Standard">BÊN B (Bên Bán) <text:s text:c="5"/>: CÔNG TY CỔ PHẦN CAO SU VIỆT PHÚ THỊNH </text:p>
      <text:p text:style-name="Standard"><text:s text:c="2"/><text:tab/>Ðịa chỉ pháp lý<text:tab/>: 125/11 Nguyễn Cửu Vân, Phường 17, Bình Thạnh, TP.HCM </text:p>
      <text:p text:style-name="Standard"><text:s text:c="2"/><text:tab/>Ðịa chỉ giao dịch : <text:s/>Lầu 4, tòa nhà Hà Phan, 456 Phan Xích Long, Phường 2, Q. Phú Nhuận. </text:p>
      <text:p text:style-name="Standard"><text:s text:c="2"/><text:tab/>Ðiện thoại<text:tab/>: <text:s/>(08) 3990 3088 <text:s/><text:tab/><text:tab/>Fax: (08) 3990 3499 </text:p>
      <text:p text:style-name="Standard"><text:s text:c="2"/><text:tab/>Mã số thuế<text:tab/>: <text:s/>0 3 0 2 9 1 0 1 5 7 </text:p>
      <text:p text:style-name="Standard"><text:s text:c="2"/><text:tab/>Tài khoản số <text:tab/>: <text:s/>210214851008756 – Ngân Hàng Eximbank – CN Tân Sơn Nhất. </text:p>
      <text:p text:style-name="Standard"><text:s text:c="2"/><text:tab/>Do Ông<text:tab/>: VŨ ANH PHONG <text:s text:c="26"/>Chức vụ : Giám Đốc làm đại diện. </text:p>
      <text:p text:style-name="Standard"><text:s text:c="5"/></text:p>
      <text:p text:style-name="Standard">Hai bên thỏa thuận và thống nhất ký kết hợp đồng mua bán với các điều khoản sau : </text:p>
      <text:p text:style-name="Standard"/>
      <text:p text:style-name="Standard">ÐIỀU 1 : CHỦNG LOẠI – CHẤT LƯỢNG – ĐƠN GIÁ HÀNG HÓA </text:p>
      <text:p text:style-name="Standard"><text:s/>Bên B bán cho bên A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STT</text:p>
          </table:table-cell>
          <table:table-cell table:style-name="Table1.A1" office:value-type="string">
            <text:p text:style-name="Standard">TÊN HÀNG HÓA</text:p>
          </table:table-cell>
          <table:table-cell table:style-name="Table1.A1" office:value-type="string">
            <text:p text:style-name="Standard">SỐ LƯỢNG</text:p>
          </table:table-cell>
          <table:table-cell table:style-name="Table1.A1" office:value-type="string">
            <text:p text:style-name="Standard">ĐƠN GIÁ</text:p>
          </table:table-cell>
          <table:table-cell table:style-name="Table1.E1" office:value-type="string">
            <text:p text:style-name="Standard">THÀNH TIỀN</text:p>
          </table:table-cell>
        </table:table-row>
        <table:table-row table:style-name="Table1.2">
          <table:table-cell table:style-name="Table1.A3" office:value-type="string">
            <text:p text:style-name="Table_20_Contents"/>
          </table:table-cell>
          <table:table-cell table:style-name="Table1.B3" office:value-type="string">
            <text:p text:style-name="Table_20_Contents"/>
          </table:table-cell>
          <table:table-cell table:style-name="Table1.C2" office:value-type="string">
            <text:p text:style-name="Table_20_Contents"/>
          </table:table-cell>
          <table:table-cell table:style-name="Table1.D3" office:value-type="string">
            <text:p text:style-name="Table_20_Contents"/>
          </table:table-cell>
          <table:table-cell table:style-name="Table1.E2" office:value-type="string">
            <text:p text:style-name="Table_20_Contents"/>
          </table:table-cell>
        </table:table-row>
        <table:table-row table:style-name="Table1.3">
          <table:table-cell table:style-name="Table1.A3" office:value-type="string">
            <text:p text:style-name="Table_20_Contents"/>
          </table:table-cell>
          <table:table-cell table:style-name="Table1.B3" office:value-type="string">
            <text:p text:style-name="Table_20_Contents"/>
          </table:table-cell>
          <table:table-cell table:style-name="Table1.C3" office:value-type="string">
            <text:p text:style-name="Table_20_Contents"/>
          </table:table-cell>
          <table:table-cell table:style-name="Table1.D3" office:value-type="string">
            <text:p text:style-name="Table_20_Contents"/>
          </table:table-cell>
          <table:table-cell table:style-name="Table1.E3" office:value-type="string">
            <text:p text:style-name="Table_20_Contents"/>
          </table:table-cell>
        </table:table-row>
        <table:table-row table:style-name="Table1.4">
          <table:table-cell table:style-name="Table1.A4" table:number-columns-spanned="4" office:value-type="string">
            <text:p text:style-name="Standard">Thuế 5% VAT :</text:p>
          </table:table-cell>
          <table:covered-table-cell/>
          <table:covered-table-cell/>
          <table:covered-table-cell/>
          <table:table-cell table:style-name="Table1.E4" office:value-type="string">
            <text:p text:style-name="Standard"/>
          </table:table-cell>
        </table:table-row>
        <table:table-row table:style-name="Table1.3">
          <table:table-cell table:style-name="Table1.A5" table:number-columns-spanned="4" office:value-type="string">
            <text:p text:style-name="Standard">Tổng Cộng :</text:p>
          </table:table-cell>
          <table:covered-table-cell/>
          <table:covered-table-cell/>
          <table:covered-table-cell/>
          <table:table-cell table:style-name="Table1.E5" office:value-type="string">
            <text:p text:style-name="Standard"/>
          </table:table-cell>
        </table:table-row>
        <table:table-row table:style-name="Table1.6">
          <table:table-cell table:style-name="Table1.A6" table:number-columns-spanned="5" office:value-type="string">
            <text:p text:style-name="Standard">Bằng chữ: </text:p>
          </table:table-cell>
          <table:covered-table-cell/>
          <table:covered-table-cell/>
          <table:covered-table-cell/>
          <table:covered-table-cell/>
        </table:table-row>
      </table:table>
      <text:p text:style-name="Standard">-<text:tab/>Hàng đóng bành 33.33 kgs, cân đủ, không cong queo, không sống điểm, không ẩm mốc, không lẫn tạp chất, kéo ra có độ đàn hồi không rách. <text:s/></text:p>
      <text:p text:style-name="Standard"/>
      <text:p text:style-name="Standard">ÐIỀU 2 : ĐIỀU KIỆN – THỜI GIAN – ĐỊA ĐIỂM GIAO NHẬN HÀNG </text:p>
      <text:list xml:id="list1280831208" text:style-name="L2">
        <text:list-item>
          <text:p><text:soft-page-break/>Thời gian nhận hàng <text:s text:c="6"/><text:tab/> <text:s text:c="5"/>: <text:s/>trước ngày 20/5/2015. <text:s text:c="48"/></text:p>
        </text:list-item>
        <text:list-item>
          <text:p>Địa điểm giao/nhận hàng <text:s text:c="10"/>: <text:s/>Tại Cảng Tp.HCM </text:p>
        </text:list-item>
        <text:list-item>
          <text:p>Thông báo giao và nhận hàng <text:s text:c="3"/>: <text:s/>Bên A thông báo cho bên B biết trước 02 ngày. </text:p>
        </text:list-item>
        <text:list-item>
          <text:p>Bốc xếp mỗi bên chịu một đầu. </text:p>
        </text:list-item>
      </text:list>
      <text:p text:style-name="Standard">Chứng từ kèm theo lô hàng : </text:p>
      <text:list xml:id="list1924705849" text:style-name="L3">
        <text:list-item>
          <text:p>Hóa đơn thương mại ( có thuế GTGT) : <text:s/>01 bản chính </text:p>
        </text:list-item>
        <text:list-item>
          <text:p>Bên bán hoàn toàn chịu trách nhiệm trước pháp luật về tính hợp pháp của hóa đơn. </text:p>
        </text:list-item>
      </text:list>
      <text:p text:style-name="Standard"/>
      <text:p text:style-name="Standard">ÐIỀU 3 :PHƯƠNG THỨC THANH TOÁN. </text:p>
      <text:list xml:id="list1816509433" text:style-name="L4">
        <text:list-item>
          <text:p>Phương thức thanh toán : chuyển khoản. </text:p>
        </text:list-item>
        <text:list-item>
          <text:p>Bên A thanh toán cho bên B 100% giá trị hợp đồng trước khi nhận hàng theo từng lô. </text:p>
        </text:list-item>
        <text:list-item>
          <text:p>Nếu bên nào vi phạm hợp đồng thì phải chịu tiền phạt vi phạm cho bên kia 8% giá trị hợp đồng và bồi thường mọi thiệt hại do việc vi phạm gây ra. </text:p>
        </text:list-item>
        <text:list-item>
          <text:p>Bên vận chuyển sẽ đại diện bên mua cân hàng kiểm tra trọng lượng hàng hóa, do đó đề nghị bên bán tạo điều kiện đển bên vận chuyển cân hàng đầy đủ chính xác. </text:p>
        </text:list-item>
      </text:list>
      <text:p text:style-name="Standard"/>
      <text:p text:style-name="Standard">ÐIỀU 4 : ĐIỀU KHOẢN CHUNG </text:p>
      <text:list xml:id="list2085379710" text:style-name="L5">
        <text:list-item>
          <text:p>Hai bên cam kết <text:s/>thực hiện đầy đủ các điều khoản ghi trong hợp đồng, mọi sự thay đổi hay bổ sung (nếu có) thì đều phải được hai bên thống nhất bằng phụ lục hoặc công văn đã được thỏa thuận qua điện thoại mới có giá trị thực hiện. </text:p>
        </text:list-item>
        <text:list-item>
          <text:p>Trong quá trình thực hiện, nếu có những khó khăn, trở ngại thì hai bên phải thông báo cho nhau để cùng nhau bàn bạc và giải quyết trên tinh thần hợp tác và tôn trọng quyền lợi của hai bên. </text:p>
        </text:list-item>
        <text:list-item>
          <text:p>Nếu bên nào vi phạm hợp đồng, gây thiệt hại cho nhau thì phải chịu trách nhiệm bồi thường vật chất cho bên bị hại đúng theo luật pháp hiện hành của Nhà Nước. Nếu hợp đồng bị vi phạm hoặc bị tranh chấp mà hai bên không giải quyết được thì sự vụ được đưa ra tòa án cấp có thẩm quyền tại Thành phố Hồ Chí Minh giải quyết và phán quyết của Tòa án là chung thẩm. </text:p>
        </text:list-item>
        <text:list-item>
          <text:p>Hợp đồng có hiệu lực kể từ ngày ký và hết hiệu lực khi công nợ giữa hai bên được thanh toán. </text:p>
        </text:list-item>
        <text:list-item>
          <text:p>Hợp đồng xem như được thanh lý, khi bên mua (bên A) thanh toán đủ tiền hàng cho bên bán (bên B) và bên B đã giao đầy <text:s/>đủ số lượng hàng hóa cho bên A mà hai bên không có bất kỳ khiếu nại nào. </text:p>
        </text:list-item>
        <text:list-item>
          <text:p>Hợp đồng được ký bằng bảng fax hoặc email có chữ ký đóng dấu của hai bên và có hiệu lực như bản chính kể từ ngày ký. Hợp đồng được lập thành 04 bản chính, sẽ được chuyển sau bằng đường bưu điện, mỗi bên giữ 02 bản và có giá trị như nhau để thực hiện. </text:p>
        </text:list-item>
      </text:list>
      <text:p text:style-name="Standard"/>
      <text:p text:style-name="Standard">ĐẠI DIỆN BÊN A<text:tab/> <text:s text:c="32"/><text:tab/><text:tab/><text:tab/><text:tab/><text:tab/><text:tab/>ĐẠI DIỆN BÊN B </text:p>
      <text:p text:style-name="Standard"><text:s text:c="4"/>(BÊN MUA)<text:tab/> <text:s text:c="32"/><text:tab/><text:tab/><text:tab/><text:tab/><text:tab/><text:tab/> <text:s text:c="5"/>(BÊN BÁN) </text:p>
      <text:p text:style-name="Standard"/>
      <text:p text:style-name="Standard"><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face style:name="VNI-Times" svg:font-family="VNI-Ti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25in"/>
        </style:list-level-properties>
        <style:text-properties fo:font-family="'Times New Roman'" style:font-family-generic="roman" style:font-pitch="variable"/>
      </text:list-level-style-bullet>
      <text:list-level-style-bullet text:level="2" text:style-name="Zeichenformat"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25in" fo:margin-left="1.25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1.75in"/>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25in" fo:margin-left="2.75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25in"/>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26T11:14:15</meta:creation-date>
    <meta:generator>LibreOffice/3.5$Linux_x86 LibreOffice_project/350m1$Build-2</meta:generator>
    <dc:date>2015-06-26T13:42:46</dc:date>
    <dc:creator>TrongNguyen </dc:creator>
    <meta:editing-duration>PT28M51S</meta:editing-duration>
    <meta:editing-cycles>8</meta:editing-cycles>
    <meta:document-statistic meta:table-count="1" meta:image-count="0" meta:object-count="0" meta:page-count="2" meta:paragraph-count="58" meta:word-count="812" meta:character-count="3757" meta:non-whitespace-character-count="2703"/>
  </office:meta>
</office:document-meta>
</file>